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2PersistenceManager.init( PMContext contex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H2PersistenceManager.H2Persistence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H2PersistenceManager.getLockTimeo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H2PersistenceManager.checkSchem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H2PersistenceManager.setLockTimeout( String lockTime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